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cb3" officeooo:paragraph-rsid="001c1cb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6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portif ( <text:span text:style-name="T1">SP_ID</text:span>, …<text:line-break/></text:p>
      <text:p text:style-name="P1">Compétition (<text:span text:style-name="T1">CO_ID</text:span>, …. <text:line-break/></text:p>
      <text:p text:style-name="P1">Inscription (,#<text:span text:style-name="T1">SP_ID</text:span>, #<text:span text:style-name="T1">CO_ID</text:span>,/N_dossard</text:p>
      <text:p text:style-name="P1"/>
      <text:p text:style-name="P1">Epreuve ( <text:span text:style-name="T1">EP_ID</text:span>,</text:p>
      <text:p text:style-name="P1"/>
      <text:p text:style-name="P1">Constitution (#<text:span text:style-name="T1">CO_ID</text:span>, #<text:span text:style-name="T1">EP_ID</text:span>)</text:p>
      <text:p text:style-name="P1"/>
      <text:p text:style-name="P1">Certification médical ( <text:span text:style-name="T1">CM_ID</text:span>, … , #SP_ID)</text:p>
      <text:p text:style-name="P1"/>
      <text:p text:style-name="P1">Club (<text:span text:style-name="T2">CL_ID</text:span>, … )</text:p>
      <text:p text:style-name="P1"/>
      <text:p text:style-name="P1">Appartient ( <text:span text:style-name="T1">#SP_ID</text:span>, <text:span text:style-name="T1">#CL_ID</text:span>)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7T09:22:33.088129960</meta:creation-date>
    <dc:date>2020-07-07T09:35:19.359300881</dc:date>
    <meta:editing-duration>PT2M36S</meta:editing-duration>
    <meta:editing-cycles>1</meta:editing-cycles>
    <meta:document-statistic meta:table-count="0" meta:image-count="0" meta:object-count="0" meta:page-count="1" meta:paragraph-count="8" meta:word-count="31" meta:character-count="214" meta:non-whitespace-character-count="187"/>
    <meta:generator>LibreOffice/6.4.4.2$Linux_X86_64 LibreOffice_project/706abf8817d63c225da2eaeb9c9523a7d4d3595c</meta:generator>
  </office:meta>
</office:document-meta>
</file>